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draw:marker-start-width="0.242cm" draw:marker-end-width="0.242cm" draw:fill-color="#7da647" draw:textarea-horizontal-align="justify" draw:textarea-vertical-align="middle" draw:auto-grow-height="false" fo:min-height="8.75cm" fo:min-width="17.5cm" fo:padding-top="0.139cm" fo:padding-bottom="0.139cm" fo:padding-left="0.264cm" fo:padding-right="0.264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46cm" fo:min-width="0cm"/>
    </style:style>
    <style:style style:name="gr3" style:family="graphic" style:parent-style-name="standard">
      <style:graphic-properties svg:stroke-opacity="100%" draw:fill-color="#cfe7f5" draw:opacity="43%" draw:textarea-horizontal-align="justify" draw:textarea-vertical-align="middle" draw:auto-grow-height="false" fo:min-height="6.35cm" fo:min-width="10.5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 fo:min-height="0.174cm" fo:min-width="0cm"/>
    </style:style>
    <style:style style:name="gr6" style:family="graphic" style:parent-style-name="objectwithoutfill">
      <style:graphic-properties svg:stroke-width="0.028cm" svg:stroke-color="#b847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35cm" svg:stroke-color="#b847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objectwithoutfill">
      <style:graphic-properties svg:stroke-width="0.028cm" svg:stroke-color="#280099" draw:marker-start-width="0.242cm" draw:marker-end="Arrow" draw:marker-end-width="0.2cm" draw:fill="solid" draw:textarea-vertical-align="bottom" fo:padding-top="0.4cm" fo:padding-bottom="0.2cm" fo:padding-left="0.264cm" fo:padding-right="0.264cm"/>
    </style:style>
    <style:style style:name="gr11" style:family="graphic" style:parent-style-name="objectwithoutfill">
      <style:graphic-properties svg:stroke-width="0.028cm" svg:stroke-color="#280099" draw:marker-start-width="0.242cm" draw:marker-end="Arrow" draw:marker-end-width="0.2cm" draw:fill="solid" draw:textarea-vertical-align="top" fo:padding-top="0.2cm" fo:padding-bottom="0.3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fo:min-height="1.666cm"/>
    </style:style>
    <style:style style:name="gr13" style:family="graphic" style:parent-style-name="standard">
      <style:graphic-properties draw:stroke="none" svg:stroke-color="#000000" draw:fill="none" draw:fill-color="#ffffff" fo:min-height="4.85cm"/>
    </style:style>
    <style:style style:name="gr14" style:family="graphic" style:parent-style-name="objectwithoutfill">
      <style:graphic-properties svg:stroke-width="0.028cm" svg:stroke-color="#280099" draw:marker-start-width="0.242cm" draw:marker-end="Arrow" draw:marker-end-width="0.2cm" draw:fill="solid" draw:textarea-vertical-align="top" fo:padding-top="0.2cm" fo:padding-bottom="0.4cm" fo:padding-left="0.264cm" fo:padding-right="0.264cm"/>
    </style:style>
    <style:style style:name="P1" style:family="paragraph">
      <loext:graphic-properties draw:fill-color="#7da647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cfe7f5" draw:opacity="43%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5" style:family="paragraph">
      <loext:graphic-properties draw:fill-color="#dc23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/>
      <style:text-properties fo:font-size="8pt" style:font-size-asian="8pt" style:font-size-complex="8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Arial" fo:font-size="20pt" style:font-size-asian="20pt" style:font-size-complex="2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cm" svg:height="9cm" svg:x="3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7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cm" svg:height="0.7cm" svg:x="11.6cm" svg:y="1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cm" svg:height="0.7cm" svg:x="2.7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cm" svg:height="0.7cm" svg:x="20.6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cm" svg:height="0.7cm" svg:x="2.7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cm" svg:height="0.7cm" svg:x="20.6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cm" svg:height="6.6cm" svg:x="8.9cm" svg:y="7.98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2cm" svg:height="1.3cm" svg:x="7.4cm" svg:y="2.5cm">
          <draw:text-box>
            <text:p><text:span text:style-name="T1">Positions and offsets on table</text:span></text:p>
          </draw:text-box>
        </draw:frame>
        <draw:custom-shape draw:style-name="gr5" draw:text-style-name="P5" draw:layer="layout" svg:width="0.6cm" svg:height="0.6cm" svg:x="14.6cm" svg:y="13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4cm" svg:y1="10.584cm" svg:x2="14.4cm" svg:y2="11.784cm">
          <text:p/>
        </draw:line>
        <draw:line draw:style-name="gr6" draw:text-style-name="P6" draw:layer="layout" svg:x1="13.8cm" svg:y1="11.184cm" svg:x2="15cm" svg:y2="11.184cm">
          <text:p/>
        </draw:line>
        <draw:line draw:style-name="gr7" draw:text-style-name="P6" draw:layer="layout" svg:x1="11.6cm" svg:y1="10.371cm" svg:x2="13.1cm" svg:y2="10.371cm">
          <text:p/>
        </draw:line>
        <draw:line draw:style-name="gr6" draw:text-style-name="P6" draw:layer="layout" svg:x1="12.343cm" svg:y1="9.684cm" svg:x2="12.343cm" svg:y2="11.084cm">
          <text:p/>
        </draw:line>
        <draw:frame draw:style-name="gr8" draw:text-style-name="P8" draw:layer="layout" svg:width="1.1cm" svg:height="0.569cm" svg:x="8.1cm" svg:y="7.584cm">
          <draw:text-box>
            <text:p text:style-name="P7"><text:span text:style-name="T2">(0,0)</text:span></text:p>
          </draw:text-box>
        </draw:frame>
        <draw:frame draw:style-name="gr9" draw:text-style-name="P8" draw:layer="layout" svg:width="1.7cm" svg:height="0.6cm" svg:x="11.5cm" svg:y="9.884cm">
          <draw:text-box>
            <text:p text:style-name="P7"><text:span text:style-name="T2">(0,0) mm</text:span></text:p>
          </draw:text-box>
        </draw:frame>
        <draw:frame draw:style-name="gr9" draw:text-style-name="P8" draw:layer="layout" svg:width="1.8cm" svg:height="0.6cm" svg:x="14.2cm" svg:y="11.1cm">
          <draw:text-box>
            <text:p text:style-name="P7"><text:span text:style-name="T2">(0,0)</text:span></text:p>
          </draw:text-box>
        </draw:frame>
        <draw:line draw:style-name="gr10" draw:text-style-name="P10" draw:layer="layout" svg:x1="8.9cm" svg:y1="7.984cm" svg:x2="14.9cm" svg:y2="13.784cm">
          <text:p text:style-name="P9"><text:span text:style-name="T2">V_iabs</text:span></text:p>
        </draw:line>
        <draw:line draw:style-name="gr11" draw:text-style-name="P10" draw:layer="layout" svg:x1="12.3cm" svg:y1="10.384cm" svg:x2="14.9cm" svg:y2="13.784cm">
          <text:p text:style-name="P9"><text:span text:style-name="T2">V_tabs</text:span></text:p>
        </draw:line>
        <draw:frame draw:style-name="gr12" draw:text-style-name="P12" draw:layer="layout" svg:width="10.8cm" svg:height="1.916cm" svg:x="6.6cm" svg:y="16.484cm">
          <draw:text-box>
            <text:p text:style-name="P11"><text:span text:style-name="T3">Ball absolute position from table mid point:</text:span></text:p>
            <text:p text:style-name="P11"><text:span text:style-name="T3">V_tabs = ( (V_iabs – Vimid) / pix_per_mm) - V_offs</text:span></text:p>
          </draw:text-box>
        </draw:frame>
        <draw:line draw:style-name="gr11" draw:text-style-name="P10" draw:layer="layout" svg:x1="12.3cm" svg:y1="10.384cm" svg:x2="14.4cm" svg:y2="11.184cm">
          <text:p text:style-name="P9"><text:span text:style-name="T2">V_offs</text:span></text:p>
        </draw:line>
        <draw:frame draw:style-name="gr13" draw:text-style-name="P14" draw:layer="layout" svg:width="7.4cm" svg:height="5.1cm" svg:x="21.8cm" svg:y="7.4cm">
          <draw:text-box>
            <text:list text:style-name="L1">
              <text:list-item>
                <text:p text:style-name="P13"><text:span text:style-name="T3">V_iabs: abolute position from image origin in pixels</text:span></text:p>
              </text:list-item>
              <text:list-item>
                <text:p text:style-name="P13"><text:span text:style-name="T3">V_tabs: absolute position from table mid point in mm </text:span></text:p>
              </text:list-item>
              <text:list-item>
                <text:p text:style-name="P13"><text:span text:style-name="T3">V_offs: offset of camera from table mid point in mm</text:span></text:p>
              </text:list-item>
              <text:list-item>
                <text:p text:style-name="P13"><text:span text:style-name="T3">V_imid: relative table mid point position</text:span></text:p>
              </text:list-item>
            </text:list>
          </draw:text-box>
        </draw:frame>
        <draw:line draw:style-name="gr14" draw:text-style-name="P10" draw:layer="layout" svg:x1="8.9cm" svg:y1="8cm" svg:x2="14.3cm" svg:y2="11.2cm">
          <text:p text:style-name="P9"><text:span text:style-name="T2">V_imid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7:23:24.240280328</meta:creation-date>
    <dc:date>2019-05-02T18:48:01.914414170</dc:date>
    <meta:editing-duration>PT46M50S</meta:editing-duration>
    <meta:editing-cycles>9</meta:editing-cycles>
    <meta:generator>LibreOffice/6.2.2.2$MacOSX_X86_64 LibreOffice_project/2b840030fec2aae0fd2658d8d4f9548af4e3518d</meta:generator>
    <meta:print-date>2019-05-01T18:32:26.005092000</meta:print-date>
    <meta:document-statistic meta:object-count="23"/>
  </office:meta>
</office:document-meta>
</file>